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loneID</text:p>
          </table:table-cell>
          <table:table-cell office:value-type="string" calcext:value-type="string">
            <text:p>Conf. (0-1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8" calcext:value-type="float">
            <text:p>0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2">0000-00-00</text:date>, <text:time style:data-style-name="N2" text:time-value="16:24:58.2971417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5:09:19.619161868</meta:creation-date>
    <dc:date>2018-06-12T17:25:18.745578597</dc:date>
    <meta:editing-duration>PT7M53S</meta:editing-duration>
    <meta:editing-cycles>4</meta:editing-cycles>
    <meta:generator>LibreOffice/4.2.8.2$Linux_X86_64 LibreOffice_project/420m0$Build-2</meta:generator>
    <meta:document-statistic meta:table-count="1" meta:cell-count="90" meta:object-count="0"/>
  </office:meta>
</office:document-meta>
</file>